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0adec0" officeooo:paragraph-rsid="000adec0"/>
    </style:style>
    <style:style style:name="P3" style:family="paragraph" style:parent-style-name="Standard">
      <style:paragraph-properties fo:text-align="start" style:justify-single-word="false"/>
      <style:text-properties fo:color="#000000" officeooo:rsid="0008750b" officeooo:paragraph-rsid="0008750b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rsid="0008750b" officeooo:paragraph-rsid="0008750b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paragraph-rsid="0008750b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rsid="0008841a" officeooo:paragraph-rsid="0008841a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officeooo:rsid="0008750b" officeooo:paragraph-rsid="0008750b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officeooo:rsid="000a20c5" officeooo:paragraph-rsid="000a20c5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style:text-underline-style="none" officeooo:rsid="0008750b" officeooo:paragraph-rsid="0008750b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style:text-underline-style="none" officeooo:rsid="0008841a" officeooo:paragraph-rsid="0008841a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style:text-underline-style="none" officeooo:rsid="000a20c5" officeooo:paragraph-rsid="000a20c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0a20c5" officeooo:paragraph-rsid="000a20c5" style:font-size-asian="12pt" style:font-size-complex="12pt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0a20c5" officeooo:paragraph-rsid="000a20c5"/>
    </style:style>
    <style:style style:name="P14" style:family="paragraph" style:parent-style-name="Text_20_body" style:list-style-name="L2">
      <style:paragraph-properties fo:text-align="start" style:justify-single-word="false"/>
      <style:text-properties style:text-underline-style="none" officeooo:rsid="000a20c5" officeooo:paragraph-rsid="000a20c5"/>
    </style:style>
    <style:style style:name="P15" style:family="paragraph" style:parent-style-name="Text_20_body" style:list-style-name="L2">
      <style:paragraph-properties fo:text-align="start" style:justify-single-word="false"/>
      <style:text-properties style:text-underline-style="none" officeooo:rsid="000a20c5" officeooo:paragraph-rsid="000adec0"/>
    </style:style>
    <style:style style:name="P16" style:family="paragraph" style:parent-style-name="Text_20_body" style:list-style-name="L2">
      <style:paragraph-properties fo:text-align="start" style:justify-single-word="false"/>
      <style:text-properties style:text-underline-style="none" officeooo:rsid="000b619f" officeooo:paragraph-rsid="000b619f"/>
    </style:style>
    <style:style style:name="P17" style:family="paragraph" style:parent-style-name="Text_20_body" style:list-style-name="L2">
      <style:paragraph-properties fo:text-align="start" style:justify-single-word="false"/>
      <style:text-properties style:text-underline-style="solid" style:text-underline-width="auto" style:text-underline-color="font-color" officeooo:rsid="000adec0" officeooo:paragraph-rsid="000adec0"/>
    </style:style>
    <style:style style:name="P1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0adec0" officeooo:paragraph-rsid="000adec0"/>
    </style:style>
    <style:style style:name="P19" style:family="paragraph" style:parent-style-name="Text_20_body" style:list-style-name="L3">
      <style:text-properties officeooo:rsid="000b619f" officeooo:paragraph-rsid="000b619f"/>
    </style:style>
    <style:style style:name="P20" style:family="paragraph" style:parent-style-name="Text_20_body">
      <style:text-properties officeooo:rsid="000b619f" officeooo:paragraph-rsid="000b619f"/>
    </style:style>
    <style:style style:name="P21" style:family="paragraph" style:parent-style-name="Text_20_body" style:list-style-name="L4">
      <style:text-properties officeooo:rsid="000b619f" officeooo:paragraph-rsid="000b619f"/>
    </style:style>
    <style:style style:name="P22" style:family="paragraph" style:parent-style-name="Subtitle">
      <style:text-properties fo:color="#000000"/>
    </style:style>
    <style:style style:name="P23" style:family="paragraph" style:parent-style-name="Subtitle">
      <style:paragraph-properties fo:text-align="center" style:justify-single-word="false"/>
      <style:text-properties officeooo:rsid="000a20c5" officeooo:paragraph-rsid="000a20c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20c5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a20c5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8750b"/>
    </style:style>
    <style:style style:name="T8" style:family="text">
      <style:text-properties officeooo:rsid="000a20c5"/>
    </style:style>
    <style:style style:name="T9" style:family="text">
      <style:text-properties officeooo:rsid="000adec0"/>
    </style:style>
    <style:style style:name="T10" style:family="text">
      <style:text-properties fo:color="#000000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officeooo:rsid="0008750b"/>
    </style:style>
    <style:style style:name="T13" style:family="text">
      <style:text-properties fo:color="#000000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cruiter</text:p>
      <text:p text:style-name="P22">GIT</text:p>
      <text:p text:style-name="P3"/>
      <text:list xml:id="list2745764134" text:style-name="L1">
        <text:list-item>
          <text:p text:style-name="P4">What are the three main sections, areas <text:s/>of a Git project</text:p>
          <text:p text:style-name="P7">-working directory <text:s/>- repository -stagging area, index, cache</text:p>
          <text:p text:style-name="P7"/>
        </text:list-item>
        <text:list-item>
          <text:p text:style-name="P4">What command do we use to record changes <text:span text:style-name="T8">from</text:span> working area to the repository <text:s text:c="4"/><text:span text:style-name="T1">git commit</text:span></text:p>
          <text:p text:style-name="P4"><text:span text:style-name="T1"/></text:p>
        </text:list-item>
        <text:list-item>
          <text:p text:style-name="P9">Suppose we want to have some files which will be intentionally untracked in our project. How do we can achieve this? <text:s/><text:span text:style-name="T1">.gitignore</text:span></text:p>
          <text:p text:style-name="P10"><text:span text:style-name="T1"/></text:p>
        </text:list-item>
        <text:list-item>
          <text:p text:style-name="P5"><text:span text:style-name="T7">What is the difference beetwen untracked and unstage file? </text:span><text:span text:style-name="T3">Untracked basically means that Git sees a file you didn’t have in the previous snapshot (commit);</text:span><text:span text:style-name="T4"> </text:span></text:p>
          <text:p text:style-name="P5"><text:span text:style-name="T4"/></text:p>
        </text:list-item>
        <text:list-item>
          <text:p text:style-name="P6"><text:span text:style-name="T4">How to </text:span><text:span text:style-name="T5">invoke </text:span><text:span text:style-name="T4">some </text:span><text:span text:style-name="T5">our </text:span><text:span text:style-name="T4">custom action when certain git action appears. How do we call this mechanism? </text:span><text:span text:style-name="T3">Hooks</text:span></text:p>
          <text:p text:style-name="P6"><text:span text:style-name="T3"/></text:p>
        </text:list-item>
        <text:list-item>
          <text:p text:style-name="P10">How to reset current HEAD position <text:s/><text:span text:style-name="T2">git reset</text:span></text:p>
          <text:p text:style-name="P10"><text:span text:style-name="T2"/></text:p>
        </text:list-item>
        <text:list-item>
          <text:p text:style-name="P11">What are three main Git objects, stored in .git/object directory</text:p>
          <text:p text:style-name="P8">the blob, the tree, the commit</text:p>
        </text:list-item>
      </text:list>
      <text:p text:style-name="P12"/>
      <text:p text:style-name="P12"/>
      <text:p text:style-name="P23">MVN</text:p>
      <text:list xml:id="list3810133853" text:style-name="L2">
        <text:list-item>
          <text:p text:style-name="P13">What is the name of Maven default POM <text:s/><text:span text:style-name="T1">super-POM</text:span></text:p>
        </text:list-item>
        <text:list-item>
          <text:p text:style-name="P14">What are the three lifecycles in Maven <text:span text:style-name="T1">default</text:span> <text:s/><text:span text:style-name="T1">clean</text:span> <text:s/><text:span text:style-name="T1">site</text:span></text:p>
        </text:list-item>
        <text:list-item>
          <text:p text:style-name="P14">What plugin is used by default <text:s/>in build (default) life cycle <text:s/><text:span text:style-name="T1">no plugin</text:span></text:p>
        </text:list-item>
        <text:list-item>
          <text:p text:style-name="P14">How many phases does the clean, site and default (build) lifecycle have.<text:span text:style-name="T1"> 3, 4, 23</text:span></text:p>
        </text:list-item>
        <text:list-item>
          <text:p text:style-name="P15"><text:span text:style-name="T9">Which maven phase takes the compiled code and put it into distributable format, such as jar</text:span><text:span text:style-name="T12">?</text:span></text:p>
          <text:p text:style-name="P17"><text:span text:style-name="T10">package</text:span></text:p>
        </text:list-item>
        <text:list-item>
          <text:p text:style-name="P17"><text:span text:style-name="T13">What is the name of Jar that contains other jars? </text:span><text:span text:style-name="T10">Uber-Jar</text:span></text:p>
        </text:list-item>
        <text:list-item>
          <text:p text:style-name="P16"><text:span text:style-name="T10">What plugins do you know for building uber-Jar – just 2 plugins</text:span></text:p>
          <text:p text:style-name="P16"><text:span text:style-name="T11">assembly</text:span><text:span text:style-name="T10"> <text:s/></text:span><text:span text:style-name="T11">shade</text:span><text:span text:style-name="T10"> <text:s/></text:span><text:span text:style-name="T11">one-jar</text:span><text:span text:style-name="T10"> <text:s/></text:span><text:span text:style-name="T11">spring-boot -maven-plugin</text:span></text:p>
        </text:list-item>
        <text:list-item>
          <text:p text:style-name="P16"><text:span text:style-name="T10">What are three compulsory / required coordinates in pom for given project</text:span></text:p>
          <text:p text:style-name="P16"><text:span text:style-name="T11">groupId:artifactId:version</text:span></text:p>
        </text:list-item>
      </text:list>
      <text:p text:style-name="Subtitle">BASH</text:p>
      <text:list xml:id="list1394628652" text:style-name="L3">
        <text:list-item>
          <text:p text:style-name="P19">What does the mv command do? <text:s/>m<text:span text:style-name="T1">oves files</text:span> <text:s/><text:span text:style-name="T1">renames files</text:span></text:p>
        </text:list-item>
        <text:list-item>
          <text:p text:style-name="P19"><text:span text:style-name="T6">What is the comman substitution?</text:span><text:span text:style-name="T1"> Allows the output of a command to replace command itself <text:s/>$( command) <text:s/>` command `</text:span></text:p>
        </text:list-item>
        <text:list-item>
          <text:p text:style-name="P19"><text:soft-page-break/><text:span text:style-name="T6">What is the bash symbol, variable for the exit status of the most recently run process? </text:span><text:span text:style-name="T1">$?</text:span></text:p>
        </text:list-item>
        <text:list-item>
          <text:p text:style-name="P19"><text:span text:style-name="T6">What is the number of standard error file descriptor? </text:span><text:span text:style-name="T1">2</text:span></text:p>
        </text:list-item>
      </text:list>
      <text:p text:style-name="P20"><text:span text:style-name="T1"/></text:p>
      <text:p text:style-name="Subtitle">LAMBDY</text:p>
      <text:list xml:id="list1806421631" text:style-name="L4">
        <text:list-item>
          <text:p text:style-name="P21">In which version of java language lambda’s where introduces? 8</text:p>
        </text:list-item>
        <text:list-item>
          <text:p text:style-name="P21">From which package lambda’s come from?</text:p>
        </text:list-item>
        <text:list-item>
          <text:p text:style-name="P21">3 default functional interfaes and their defaultes methods</text:p>
        </text:list-item>
      </text:list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2">imi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G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GI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MV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ASH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1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8:48:50.067743078</meta:creation-date>
    <meta:generator>LibreOffice/6.0.7.3$Linux_X86_64 LibreOffice_project/00m0$Build-3</meta:generator>
    <dc:date>2019-04-17T09:50:42.142835953</dc:date>
    <meta:editing-duration>PT17M31S</meta:editing-duration>
    <meta:editing-cycles>2</meta:editing-cycles>
    <meta:print-date>2019-04-17T09:56:13.935855121</meta:print-date>
    <meta:document-statistic meta:table-count="1" meta:image-count="0" meta:object-count="0" meta:page-count="3" meta:paragraph-count="36" meta:word-count="341" meta:character-count="1926" meta:non-whitespace-character-count="1621"/>
  </office:meta>
</office:document-meta>
</file>